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1400000201774D0BBF142F3B3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4.617cm" table:align="left" style:writing-mode="lr-tb"/>
    </style:style>
    <style:style style:name="Tabla1.A" style:family="table-column">
      <style:table-column-properties style:column-width="0.953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6.509cm"/>
    </style:style>
    <style:style style:name="Tabla1.D" style:family="table-column">
      <style:table-column-properties style:column-width="5.08cm"/>
    </style:style>
    <style:style style:name="Tabla1.E" style:family="table-column">
      <style:table-column-properties style:column-width="4.286cm"/>
    </style:style>
    <style:style style:name="Tabla1.F" style:family="table-column">
      <style:table-column-properties style:column-width="2.233cm"/>
    </style:style>
    <style:style style:name="Tabla1.1" style:family="table-row">
      <style:table-row-properties style:min-row-height="1.429cm" fo:keep-together="auto"/>
    </style:style>
    <style:style style:name="Tabla1.A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.2" style:family="table-row">
      <style:table-row-properties style:min-row-height="1.27cm" fo:keep-together="auto"/>
    </style:style>
    <style:style style:name="Tabla1.A2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1.B2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1.C2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1.D2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1.E2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1.F2" style:family="table-cell">
      <style:table-cell-properties style:vertical-align="middle" fo:padding="0.097cm" fo:border="0.1pt solid #000000" style:writing-mode="lr-tb"/>
    </style:style>
    <style:style style:name="Tabla1.3" style:family="table-row">
      <style:table-row-properties style:min-row-height="0.953cm" fo:keep-together="auto"/>
    </style:style>
    <style:style style:name="Tabla1.A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3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4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5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6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7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8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9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0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1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3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4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5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6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7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8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1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1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1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1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1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19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2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2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2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2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2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20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2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2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2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2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2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21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2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2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2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2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2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2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2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2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2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2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2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23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2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2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2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2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2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24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A2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2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C2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D2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E2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F25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  <style:text-properties fo:font-size="6pt" style:font-size-asian="6pt" style:font-size-complex="6pt"/>
    </style:style>
    <style:style style:name="P2" style:family="paragraph" style:parent-style-name="Standard">
      <style:paragraph-properties>
        <style:tab-stops>
          <style:tab-stop style:position="7.62cm" style:type="center"/>
        </style:tab-stops>
      </style:paragraph-properties>
      <style:text-properties fo:font-size="2pt" fo:font-weight="bold" style:font-size-asian="2pt" style:font-weight-asian="bold" style:font-size-complex="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P5" style:family="paragraph" style:parent-style-name="Standard" style:master-page-name="Standard">
      <style:paragraph-properties style:page-number="auto"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6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P7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_20__28_user_29_">
      <style:paragraph-properties fo:text-align="center" style:justify-single-word="false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 style:parent-style-name="Table_20_Contents_20__28_user_29_">
      <style:paragraph-properties fo:text-align="center" style:justify-single-word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13" style:family="paragraph" style:parent-style-name="Table_20_Contents_20__28_user_29_">
      <style:paragraph-properties fo:text-align="center" style:justify-single-word="false" style:snap-to-layout-grid="false"/>
      <style:text-properties fo:font-size="9pt" fo:font-weight="normal" officeooo:rsid="0009367b" officeooo:paragraph-rsid="0009367b" style:font-size-asian="9pt" style:font-weight-asian="normal" style:font-size-complex="9pt" style:font-weight-complex="normal"/>
    </style:style>
    <style:style style:name="P14" style:family="paragraph" style:parent-style-name="Table_20_Contents_20__28_user_29_">
      <style:paragraph-properties fo:text-align="center" style:justify-single-word="false" style:snap-to-layout-grid="false"/>
      <style:text-properties fo:font-size="9pt" fo:font-weight="normal" officeooo:rsid="0009367b" officeooo:paragraph-rsid="0009dc64" style:font-size-asian="9pt" style:font-weight-asian="normal" style:font-size-complex="9pt" style:font-weight-complex="normal"/>
    </style:style>
    <style:style style:name="P15" style:family="paragraph" style:parent-style-name="Table_20_Contents_20__28_user_29_">
      <style:paragraph-properties fo:text-align="center" style:justify-single-word="false" style:snap-to-layout-grid="false"/>
      <style:text-properties fo:font-size="9pt" fo:font-weight="normal" officeooo:rsid="0009dc64" officeooo:paragraph-rsid="0009dc64" style:font-size-asian="9pt" style:font-weight-asian="normal" style:font-size-complex="9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0c1537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10">PLANIFICACIÓ DE TASQUES DEL PROJECTE WEB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2">
            <table:table-cell table:style-name="Tabla1.A2" office:value-type="string">
              <text:p text:style-name="P11">#</text:p>
            </table:table-cell>
            <table:table-cell table:style-name="Tabla1.B2" office:value-type="string">
              <text:p text:style-name="P11">ACTIVITAT</text:p>
            </table:table-cell>
            <table:table-cell table:style-name="Tabla1.C2" office:value-type="string">
              <text:p text:style-name="P11">EINES I RECURSOS</text:p>
            </table:table-cell>
            <table:table-cell table:style-name="Tabla1.D2" office:value-type="string">
              <text:p text:style-name="P11">DEPENDÈNCIES</text:p>
            </table:table-cell>
            <table:table-cell table:style-name="Tabla1.E2" office:value-type="string">
              <text:p text:style-name="P11">DOCUMENTS</text:p>
            </table:table-cell>
            <table:table-cell table:style-name="Tabla1.F2" office:value-type="string">
              <text:p text:style-name="P11">TEMPS</text:p>
            </table:table-cell>
          </table:table-row>
        </table:table-header-rows>
        <table:table-row table:style-name="Tabla1.3">
          <table:table-cell table:style-name="Tabla1.A3" office:value-type="string">
            <text:p text:style-name="P12">01</text:p>
          </table:table-cell>
          <table:table-cell table:style-name="Tabla1.B3" office:value-type="string">
            <text:p text:style-name="P13">Llegir enunciat i identificar la feina que he de fer</text:p>
          </table:table-cell>
          <table:table-cell table:style-name="Tabla1.C3" office:value-type="string">
            <text:p text:style-name="P13">Enunciat proporcionat per <text:s/>el client </text:p>
          </table:table-cell>
          <table:table-cell table:style-name="Tabla1.D3" office:value-type="string">
            <text:p text:style-name="P13"/>
          </table:table-cell>
          <table:table-cell table:style-name="Tabla1.E3" office:value-type="string">
            <text:p text:style-name="P13">Enunciat</text:p>
          </table:table-cell>
          <table:table-cell table:style-name="Tabla1.F3" office:value-type="string">
            <text:p text:style-name="P13">10min</text:p>
          </table:table-cell>
        </table:table-row>
        <table:table-row table:style-name="Tabla1.3">
          <table:table-cell table:style-name="Tabla1.A4" office:value-type="string">
            <text:p text:style-name="P12">02</text:p>
          </table:table-cell>
          <table:table-cell table:style-name="Tabla1.B4" office:value-type="string">
            <text:p text:style-name="P15">Planificacio de tot el projecte</text:p>
          </table:table-cell>
          <table:table-cell table:style-name="Tabla1.C4" office:value-type="string">
            <text:p text:style-name="P15">Enunciat </text:p>
          </table:table-cell>
          <table:table-cell table:style-name="Tabla1.D4" office:value-type="string">
            <text:p text:style-name="P13"/>
          </table:table-cell>
          <table:table-cell table:style-name="Tabla1.E4" office:value-type="string">
            <text:p text:style-name="P15">Enunciat</text:p>
          </table:table-cell>
          <table:table-cell table:style-name="Tabla1.F4" office:value-type="string">
            <text:p text:style-name="P15">10min</text:p>
          </table:table-cell>
        </table:table-row>
        <table:table-row table:style-name="Tabla1.3">
          <table:table-cell table:style-name="Tabla1.A5" office:value-type="string">
            <text:p text:style-name="P12">03</text:p>
          </table:table-cell>
          <table:table-cell table:style-name="Tabla1.B5" office:value-type="string">
            <text:p text:style-name="P13">Planificare un disseny conceptual per saber quines planes web he de crear</text:p>
          </table:table-cell>
          <table:table-cell table:style-name="Tabla1.C5" office:value-type="string">
            <text:p text:style-name="P13">Utilizare Draw.io per crear de forma rapida dissenys <text:s/>de com es distribuira la informacio dins la plana web</text:p>
          </table:table-cell>
          <table:table-cell table:style-name="Tabla1.D5" office:value-type="string">
            <text:p text:style-name="P13">Draw.io</text:p>
          </table:table-cell>
          <table:table-cell table:style-name="Tabla1.E5" office:value-type="string">
            <text:p text:style-name="P13">Enunciat</text:p>
          </table:table-cell>
          <table:table-cell table:style-name="Tabla1.F5" office:value-type="string">
            <text:p text:style-name="P15">20min</text:p>
          </table:table-cell>
        </table:table-row>
        <table:table-row table:style-name="Tabla1.3">
          <table:table-cell table:style-name="Tabla1.A6" office:value-type="string">
            <text:p text:style-name="P12">04</text:p>
          </table:table-cell>
          <table:table-cell table:style-name="Tabla1.B6" office:value-type="string">
            <text:p text:style-name="P13">Creare un diagrama de fluxe tenguent en compte les planes decidides a crear.</text:p>
          </table:table-cell>
          <table:table-cell table:style-name="Tabla1.C6" office:value-type="string">
            <text:p text:style-name="P13">Faré servir draw.io per crear el digrama de fluxes de manera sencilla</text:p>
            <text:p text:style-name="P13">segons les planes decidides a crear</text:p>
          </table:table-cell>
          <table:table-cell table:style-name="Tabla1.D6" office:value-type="string">
            <text:p text:style-name="P13">Draw.io</text:p>
          </table:table-cell>
          <table:table-cell table:style-name="Tabla1.E6" office:value-type="string">
            <text:p text:style-name="P13">Enunciat</text:p>
          </table:table-cell>
          <table:table-cell table:style-name="Tabla1.F6" office:value-type="string">
            <text:p text:style-name="P15">10min</text:p>
          </table:table-cell>
        </table:table-row>
        <table:table-row table:style-name="Tabla1.3">
          <table:table-cell table:style-name="Tabla1.A7" office:value-type="string">
            <text:p text:style-name="P12">05</text:p>
          </table:table-cell>
          <table:table-cell table:style-name="Tabla1.B7" office:value-type="string">
            <text:p text:style-name="P13">Farem un model de dades da’acord a l’enunciat proporcionat</text:p>
          </table:table-cell>
          <table:table-cell table:style-name="Tabla1.C7" office:value-type="string">
            <text:p text:style-name="P13">Farem servir draw.io per crear un model visual i facil de entendre per el client</text:p>
          </table:table-cell>
          <table:table-cell table:style-name="Tabla1.D7" office:value-type="string">
            <text:p text:style-name="P13">Draw.io</text:p>
          </table:table-cell>
          <table:table-cell table:style-name="Tabla1.E7" office:value-type="string">
            <text:p text:style-name="P13">Enunciat</text:p>
          </table:table-cell>
          <table:table-cell table:style-name="Tabla1.F7" office:value-type="string">
            <text:p text:style-name="P15">20min</text:p>
          </table:table-cell>
        </table:table-row>
        <table:table-row table:style-name="Tabla1.3">
          <table:table-cell table:style-name="Tabla1.A8" office:value-type="string">
            <text:p text:style-name="P12">06</text:p>
          </table:table-cell>
          <table:table-cell table:style-name="Tabla1.B8" office:value-type="string">
            <text:p text:style-name="P13">Decidire amb el client els colors de la plana web</text:p>
          </table:table-cell>
          <table:table-cell table:style-name="Tabla1.C8" office:value-type="string">
            <text:p text:style-name="P13">GIMP</text:p>
          </table:table-cell>
          <table:table-cell table:style-name="Tabla1.D8" office:value-type="string">
            <text:p text:style-name="P13">GIMP</text:p>
          </table:table-cell>
          <table:table-cell table:style-name="Tabla1.E8" office:value-type="string">
            <text:p text:style-name="P13"/>
          </table:table-cell>
          <table:table-cell table:style-name="Tabla1.F8" office:value-type="string">
            <text:p text:style-name="P15">5min</text:p>
          </table:table-cell>
        </table:table-row>
        <table:table-row table:style-name="Tabla1.3">
          <table:table-cell table:style-name="Tabla1.A9" office:value-type="string">
            <text:p text:style-name="P12">07</text:p>
          </table:table-cell>
          <table:table-cell table:style-name="Tabla1.B9" office:value-type="string">
            <text:p text:style-name="P13">Dissenyarem <text:s/>un logoip d’acrod al tipo de WEB i a els colors de la plana</text:p>
          </table:table-cell>
          <table:table-cell table:style-name="Tabla1.C9" office:value-type="string">
            <text:p text:style-name="P13">Inkscape</text:p>
          </table:table-cell>
          <table:table-cell table:style-name="Tabla1.D9" office:value-type="string">
            <text:p text:style-name="P13">Inkscape</text:p>
          </table:table-cell>
          <table:table-cell table:style-name="Tabla1.E9" office:value-type="string">
            <text:p text:style-name="P13"/>
          </table:table-cell>
          <table:table-cell table:style-name="Tabla1.F9" office:value-type="string">
            <text:p text:style-name="P15">10min</text:p>
          </table:table-cell>
        </table:table-row>
        <table:table-row table:style-name="Tabla1.3">
          <table:table-cell table:style-name="Tabla1.A10" office:value-type="string">
            <text:p text:style-name="P12">08</text:p>
          </table:table-cell>
          <table:table-cell table:style-name="Tabla1.B10" office:value-type="string">
            <text:p text:style-name="P13">Seleccionare unes fonts adecuades al tipo de plana web</text:p>
          </table:table-cell>
          <table:table-cell table:style-name="Tabla1.C10" office:value-type="string">
            <text:p text:style-name="P13">Google Fonts</text:p>
          </table:table-cell>
          <table:table-cell table:style-name="Tabla1.D10" office:value-type="string">
            <text:p text:style-name="P13">Google Fonts</text:p>
          </table:table-cell>
          <table:table-cell table:style-name="Tabla1.E10" office:value-type="string">
            <text:p text:style-name="P13"/>
          </table:table-cell>
          <table:table-cell table:style-name="Tabla1.F10" office:value-type="string">
            <text:p text:style-name="P15">5min</text:p>
          </table:table-cell>
        </table:table-row>
        <table:table-row table:style-name="Tabla1.3">
          <table:table-cell table:style-name="Tabla1.A11" office:value-type="string">
            <text:p text:style-name="P12">09</text:p>
          </table:table-cell>
          <table:table-cell table:style-name="Tabla1.B11" office:value-type="string">
            <text:p text:style-name="P13">Importacio de media </text:p>
          </table:table-cell>
          <table:table-cell table:style-name="Tabla1.C11" office:value-type="string">
            <text:p text:style-name="P13">Imatges</text:p>
          </table:table-cell>
          <table:table-cell table:style-name="Tabla1.D11" office:value-type="string">
            <text:p text:style-name="P13">Imatges</text:p>
          </table:table-cell>
          <table:table-cell table:style-name="Tabla1.E11" office:value-type="string">
            <text:p text:style-name="P13"/>
          </table:table-cell>
          <table:table-cell table:style-name="Tabla1.F11" office:value-type="string">
            <text:p text:style-name="P15">5min</text:p>
          </table:table-cell>
        </table:table-row>
        <table:table-row table:style-name="Tabla1.3">
          <table:table-cell table:style-name="Tabla1.A12" office:value-type="string">
            <text:p text:style-name="P12">10</text:p>
          </table:table-cell>
          <table:table-cell table:style-name="Tabla1.B12" office:value-type="string">
            <text:p text:style-name="P13">Optimizacio de les Imatges</text:p>
          </table:table-cell>
          <table:table-cell table:style-name="Tabla1.C12" office:value-type="string">
            <text:p text:style-name="P13">GIMP. Per reduir la mida de les imatges i tenir una carga més rapida</text:p>
          </table:table-cell>
          <table:table-cell table:style-name="Tabla1.D12" office:value-type="string">
            <text:p text:style-name="P13">GIMP</text:p>
          </table:table-cell>
          <table:table-cell table:style-name="Tabla1.E12" office:value-type="string">
            <text:p text:style-name="P12"/>
          </table:table-cell>
          <table:table-cell table:style-name="Tabla1.F12" office:value-type="string">
            <text:p text:style-name="P15">10min</text:p>
          </table:table-cell>
        </table:table-row>
        <text:soft-page-break/>
        <table:table-row table:style-name="Tabla1.3">
          <table:table-cell table:style-name="Tabla1.A13" office:value-type="string">
            <text:p text:style-name="P12">11</text:p>
          </table:table-cell>
          <table:table-cell table:style-name="Tabla1.B13" office:value-type="string">
            <text:p text:style-name="P13">Començare la maquetacio <text:s/>de les planes web creant primer la estructura més basica (navegador – peu de pagina)</text:p>
          </table:table-cell>
          <table:table-cell table:style-name="Tabla1.C13" office:value-type="string">
            <text:p text:style-name="P13">Faré servir PHPStorm per la maquetacio de les webs. Ademés tot el disseny <text:s/>estarà bassat en la llibreria Bootstrap</text:p>
          </table:table-cell>
          <table:table-cell table:style-name="Tabla1.D13" office:value-type="string">
            <text:p text:style-name="P13">PHPStorm</text:p>
          </table:table-cell>
          <table:table-cell table:style-name="Tabla1.E13" office:value-type="string">
            <text:p text:style-name="P13">Wireframes creats</text:p>
          </table:table-cell>
          <table:table-cell table:style-name="Tabla1.F13" office:value-type="string">
            <text:p text:style-name="P15">20min</text:p>
          </table:table-cell>
        </table:table-row>
        <table:table-row table:style-name="Tabla1.3">
          <table:table-cell table:style-name="Tabla1.A14" office:value-type="string">
            <text:p text:style-name="P12">12</text:p>
          </table:table-cell>
          <table:table-cell table:style-name="Tabla1.B14" office:value-type="string">
            <text:p text:style-name="P13">Creacio de les planes principals per la part de client de la aplicacio</text:p>
          </table:table-cell>
          <table:table-cell table:style-name="Tabla1.C14" office:value-type="string">
            <text:p text:style-name="P13">Faré servir PHPStorm per la maquetacio de les webs. Ademés tot el disseny <text:s/>estarà bassat en la llibreria Bootstrap</text:p>
          </table:table-cell>
          <table:table-cell table:style-name="Tabla1.D14" office:value-type="string">
            <text:p text:style-name="P13">PHPStorm</text:p>
          </table:table-cell>
          <table:table-cell table:style-name="Tabla1.E14" office:value-type="string">
            <text:p text:style-name="P13">Wireframes creats</text:p>
          </table:table-cell>
          <table:table-cell table:style-name="Tabla1.F14" office:value-type="string">
            <text:p text:style-name="P15">20min</text:p>
          </table:table-cell>
        </table:table-row>
        <table:table-row table:style-name="Tabla1.3">
          <table:table-cell table:style-name="Tabla1.A15" office:value-type="string">
            <text:p text:style-name="P12">13</text:p>
          </table:table-cell>
          <table:table-cell table:style-name="Tabla1.B15" office:value-type="string">
            <text:p text:style-name="P13">Creacio <text:s/>de formularis necessaris per la utilizacio de la web</text:p>
          </table:table-cell>
          <table:table-cell table:style-name="Tabla1.C15" office:value-type="string">
            <text:p text:style-name="P13">PHPStorm</text:p>
          </table:table-cell>
          <table:table-cell table:style-name="Tabla1.D15" office:value-type="string">
            <text:p text:style-name="P13">PHPStorm</text:p>
          </table:table-cell>
          <table:table-cell table:style-name="Tabla1.E15" office:value-type="string">
            <text:p text:style-name="P12"/>
          </table:table-cell>
          <table:table-cell table:style-name="Tabla1.F15" office:value-type="string">
            <text:p text:style-name="P15">30min</text:p>
          </table:table-cell>
        </table:table-row>
        <table:table-row table:style-name="Tabla1.3">
          <table:table-cell table:style-name="Tabla1.A16" office:value-type="string">
            <text:p text:style-name="P12">14</text:p>
          </table:table-cell>
          <table:table-cell table:style-name="Tabla1.B16" office:value-type="string">
            <text:p text:style-name="P13">Creacio dels estils necessaris per la web de cara al client</text:p>
          </table:table-cell>
          <table:table-cell table:style-name="Tabla1.C16" office:value-type="string">
            <text:p text:style-name="P13">PhpStorm</text:p>
          </table:table-cell>
          <table:table-cell table:style-name="Tabla1.D16" office:value-type="string">
            <text:p text:style-name="P13">PhpStorm</text:p>
          </table:table-cell>
          <table:table-cell table:style-name="Tabla1.E16" office:value-type="string">
            <text:p text:style-name="P13">Colors decidits</text:p>
          </table:table-cell>
          <table:table-cell table:style-name="Tabla1.F16" office:value-type="string">
            <text:p text:style-name="P15">15min</text:p>
          </table:table-cell>
        </table:table-row>
        <table:table-row table:style-name="Tabla1.3">
          <table:table-cell table:style-name="Tabla1.A17" office:value-type="string">
            <text:p text:style-name="P12">15</text:p>
          </table:table-cell>
          <table:table-cell table:style-name="Tabla1.B17" office:value-type="string">
            <text:p text:style-name="P15">Creacio de un model relacional de la base de dades </text:p>
          </table:table-cell>
          <table:table-cell table:style-name="Tabla1.C17" office:value-type="string">
            <text:p text:style-name="P15">Draw.io</text:p>
          </table:table-cell>
          <table:table-cell table:style-name="Tabla1.D17" office:value-type="string">
            <text:p text:style-name="P15">Draw.io</text:p>
          </table:table-cell>
          <table:table-cell table:style-name="Tabla1.E17" office:value-type="string">
            <text:p text:style-name="P15">Entita Relacio</text:p>
          </table:table-cell>
          <table:table-cell table:style-name="Tabla1.F17" office:value-type="string">
            <text:p text:style-name="P15">10min</text:p>
          </table:table-cell>
        </table:table-row>
        <table:table-row table:style-name="Tabla1.3">
          <table:table-cell table:style-name="Tabla1.A18" office:value-type="string">
            <text:p text:style-name="P12">16</text:p>
          </table:table-cell>
          <table:table-cell table:style-name="Tabla1.B18" office:value-type="string">
            <text:p text:style-name="P15">Transforma el model relacional amb SQL</text:p>
          </table:table-cell>
          <table:table-cell table:style-name="Tabla1.C18" office:value-type="string">
            <text:p text:style-name="P15">PHPStorm</text:p>
          </table:table-cell>
          <table:table-cell table:style-name="Tabla1.D18" office:value-type="string">
            <text:p text:style-name="P14">PhpStorm</text:p>
          </table:table-cell>
          <table:table-cell table:style-name="Tabla1.E18" office:value-type="string">
            <text:p text:style-name="P15">Model Relacional</text:p>
          </table:table-cell>
          <table:table-cell table:style-name="Tabla1.F18" office:value-type="string">
            <text:p text:style-name="P15">15min</text:p>
          </table:table-cell>
        </table:table-row>
        <table:table-row table:style-name="Tabla1.3">
          <table:table-cell table:style-name="Tabla1.A19" office:value-type="string">
            <text:p text:style-name="P12">17</text:p>
          </table:table-cell>
          <table:table-cell table:style-name="Tabla1.B19" office:value-type="string">
            <text:p text:style-name="P15">Implmentacio de funcionalitat a la plana web</text:p>
          </table:table-cell>
          <table:table-cell table:style-name="Tabla1.C19" office:value-type="string">
            <text:p text:style-name="P15">PHPStorm</text:p>
          </table:table-cell>
          <table:table-cell table:style-name="Tabla1.D19" office:value-type="string">
            <text:p text:style-name="P15">PhpStorm</text:p>
          </table:table-cell>
          <table:table-cell table:style-name="Tabla1.E19" office:value-type="string">
            <text:p text:style-name="P12"/>
          </table:table-cell>
          <table:table-cell table:style-name="Tabla1.F19" office:value-type="string">
            <text:p text:style-name="P15">30min</text:p>
          </table:table-cell>
        </table:table-row>
        <table:table-row table:style-name="Tabla1.3">
          <table:table-cell table:style-name="Tabla1.A20" office:value-type="string">
            <text:p text:style-name="P12">18</text:p>
          </table:table-cell>
          <table:table-cell table:style-name="Tabla1.B20" office:value-type="string">
            <text:p text:style-name="P15">Implementacio de filtres en la cerca de la web</text:p>
          </table:table-cell>
          <table:table-cell table:style-name="Tabla1.C20" office:value-type="string">
            <text:p text:style-name="P15">PHPStorm</text:p>
          </table:table-cell>
          <table:table-cell table:style-name="Tabla1.D20" office:value-type="string">
            <text:p text:style-name="P15">PHPStorm</text:p>
          </table:table-cell>
          <table:table-cell table:style-name="Tabla1.E20" office:value-type="string">
            <text:p text:style-name="P12"/>
          </table:table-cell>
          <table:table-cell table:style-name="Tabla1.F20" office:value-type="string">
            <text:p text:style-name="P15">15min</text:p>
          </table:table-cell>
        </table:table-row>
        <table:table-row table:style-name="Tabla1.3">
          <table:table-cell table:style-name="Tabla1.A21" office:value-type="string">
            <text:p text:style-name="P12">19</text:p>
          </table:table-cell>
          <table:table-cell table:style-name="Tabla1.B21" office:value-type="string">
            <text:p text:style-name="P15">Creacio de <text:s/>eines de administració. De manera que es pugui administrar de manera sencilla desde el servidor</text:p>
          </table:table-cell>
          <table:table-cell table:style-name="Tabla1.C21" office:value-type="string">
            <text:p text:style-name="P15">PHPStorm</text:p>
          </table:table-cell>
          <table:table-cell table:style-name="Tabla1.D21" office:value-type="string">
            <text:p text:style-name="P15">PHPStorm</text:p>
          </table:table-cell>
          <table:table-cell table:style-name="Tabla1.E21" office:value-type="string">
            <text:p text:style-name="P15"/>
          </table:table-cell>
          <table:table-cell table:style-name="Tabla1.F21" office:value-type="string">
            <text:p text:style-name="P15">40min</text:p>
          </table:table-cell>
        </table:table-row>
        <text:soft-page-break/>
        <table:table-row table:style-name="Tabla1.3">
          <table:table-cell table:style-name="Tabla1.A22" office:value-type="string">
            <text:p text:style-name="P12">20</text:p>
          </table:table-cell>
          <table:table-cell table:style-name="Tabla1.B22" office:value-type="string">
            <text:p text:style-name="P15">Implementar funcionalitat al comentaris y valoracions</text:p>
          </table:table-cell>
          <table:table-cell table:style-name="Tabla1.C22" office:value-type="string">
            <text:p text:style-name="P15">PHPStorm</text:p>
          </table:table-cell>
          <table:table-cell table:style-name="Tabla1.D22" office:value-type="string">
            <text:p text:style-name="P15">PHPStorm</text:p>
          </table:table-cell>
          <table:table-cell table:style-name="Tabla1.E22" office:value-type="string">
            <text:p text:style-name="P12"/>
          </table:table-cell>
          <table:table-cell table:style-name="Tabla1.F22" office:value-type="string">
            <text:p text:style-name="P15">30min</text:p>
          </table:table-cell>
        </table:table-row>
        <table:table-row table:style-name="Tabla1.3">
          <table:table-cell table:style-name="Tabla1.A23" office:value-type="string">
            <text:p text:style-name="P12">21</text:p>
          </table:table-cell>
          <table:table-cell table:style-name="Tabla1.B23" office:value-type="string">
            <text:p text:style-name="P15">Implementacio de emails i verificacio de formularis</text:p>
          </table:table-cell>
          <table:table-cell table:style-name="Tabla1.C23" office:value-type="string">
            <text:p text:style-name="P15">PHPStorm</text:p>
          </table:table-cell>
          <table:table-cell table:style-name="Tabla1.D23" office:value-type="string">
            <text:p text:style-name="P15">PHPStorm</text:p>
          </table:table-cell>
          <table:table-cell table:style-name="Tabla1.E23" office:value-type="string">
            <text:p text:style-name="P12"/>
          </table:table-cell>
          <table:table-cell table:style-name="Tabla1.F23" office:value-type="string">
            <text:p text:style-name="P15">15min</text:p>
          </table:table-cell>
        </table:table-row>
        <table:table-row table:style-name="Tabla1.3">
          <table:table-cell table:style-name="Tabla1.A24" office:value-type="string">
            <text:p text:style-name="P12">22</text:p>
          </table:table-cell>
          <table:table-cell table:style-name="Tabla1.B24" office:value-type="string">
            <text:p text:style-name="P15">Mostra de contigut necessari en el BackEnd per la administracio</text:p>
          </table:table-cell>
          <table:table-cell table:style-name="Tabla1.C24" office:value-type="string">
            <text:p text:style-name="P15">PHPStorm</text:p>
          </table:table-cell>
          <table:table-cell table:style-name="Tabla1.D24" office:value-type="string">
            <text:p text:style-name="P15">PHPStorm</text:p>
          </table:table-cell>
          <table:table-cell table:style-name="Tabla1.E24" office:value-type="string">
            <text:p text:style-name="P12"/>
          </table:table-cell>
          <table:table-cell table:style-name="Tabla1.F24" office:value-type="string">
            <text:p text:style-name="P15">30min</text:p>
          </table:table-cell>
        </table:table-row>
        <table:table-row table:style-name="Tabla1.3">
          <table:table-cell table:style-name="Tabla1.A25" office:value-type="string">
            <text:p text:style-name="P12">...</text:p>
          </table:table-cell>
          <table:table-cell table:style-name="Tabla1.B25" office:value-type="string">
            <text:p text:style-name="P12"/>
          </table:table-cell>
          <table:table-cell table:style-name="Tabla1.C25" office:value-type="string">
            <text:p text:style-name="P12"/>
          </table:table-cell>
          <table:table-cell table:style-name="Tabla1.D25" office:value-type="string">
            <text:p text:style-name="P12"/>
          </table:table-cell>
          <table:table-cell table:style-name="Tabla1.E25" office:value-type="string">
            <text:p text:style-name="P12"/>
          </table:table-cell>
          <table:table-cell table:style-name="Tabla1.F25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egacySanITCBoo" fo:font-family="LegacySanITCBoo" style:font-family-generic="swiss" style:font-pitch="variable" fo:font-size="13pt" fo:language="ca" fo:country="ES" style:font-name-asian="Times New Roman" style:font-family-asian="'Times New Roman'" style:font-family-generic-asian="roman" style:font-pitch-asian="variable" style:font-size-asian="13pt" style:language-asian="zh" style:country-asian="CN" style:font-name-complex="LegacySanITCBoo" style:font-family-complex="LegacySanITCBoo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text-align="start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keep-with-next="always"/>
      <style:text-properties fo:color="#0000ff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keep-with-next="always"/>
      <style:text-properties fo:color="#0000ff" fo:font-weight="bold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1" style:display-name="Texto independiente 21" style:family="paragraph" style:parent-style-name="Standard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3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_5f_style" style:display-name="paragraph_style" style:family="paragraph" style:parent-style-name="Standard">
      <style:paragraph-properties style:line-height-at-least="0.39cm" fo:text-align="start" style:justify-single-word="false"/>
      <style:text-properties fo:color="#797979" style:font-name="Helvetica" fo:font-family="Helvetica, Arial" style:font-family-generic="swiss" style:font-pitch="variable" fo:font-size="9pt" fo:language="es" fo:country="ES" style:font-size-asian="9pt" style:font-name-complex="Helvetica" style:font-family-complex="Helvetica, Arial" style:font-family-generic-complex="swiss" style:font-pitch-complex="variable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LegacySanITCBoo" fo:font-family="LegacySanITCBoo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/>
    <style:style style:name="WW8Num14z1" style:family="text">
      <style:text-properties style:font-size-complex="13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fo:font-style="normal" style:font-style-asian="norma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style:font-name="LegacySanITCBoo" fo:font-family="LegacySanITCBoo" style:font-family-generic="swiss" style:font-pitch="variable" fo:font-size="13pt" fo:language="ca" fo:country="ES" style:font-size-asian="13pt" style:font-name-complex="LegacySanITCBoo" style:font-family-complex="LegacySanITCBoo" style:font-family-generic-complex="swiss" style:font-pitch-complex="variabl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M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0c1537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T4" style:family="text">
      <style:text-properties fo:font-size="10pt" style:font-size-asian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501cm" fo:margin-bottom="0.676cm" fo:margin-left="3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58cm" fo:margin-bottom="2.759cm" style:dynamic-spacing="true"/>
      </style:header-style>
      <style:footer-style>
        <style:header-footer-properties fo:min-height="1.588cm" fo:margin-top="1.4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cm" svg:y="0.014cm" svg:width="4.861cm" svg:height="2.371cm" draw:z-index="2"><draw:image xlink:href="Pictures/100000000000041400000201774D0BBF142F3B3B.jpg" xlink:type="simple" xlink:show="embed" xlink:actuate="onLoad" loext:mime-type="image/jpeg"/></draw:frame></text:p>
        <text:p text:style-name="MP1">A: ANÀLISI I PLANIFICACIÓ</text:p>
        <text:p text:style-name="MP2"/>
        <text:p text:style-name="MP3"><text:span text:style-name="MT1">Alumne</text:span>:<text:span text:style-name="MT2">Joan Fornés Rayó</text:span></text:p>
        <text:p text:style-name="MP3"><text:span text:style-name="MT1">Centre</text:span>: <text:span text:style-name="MT2">IES Manacor</text:span></text:p>
      </style:header>
      <style:footer>
        <text:p text:style-name="MP4"><text:span text:style-name="MT3">Campionat Balearskills Disseny Web 2018/19</text:span></text:p>
        <text:p text:style-name="MP5">DOC_A01 – Planificació de tasques del Test Project.</text:p>
        <text:p text:style-name="MP6"><text:span text:style-name="Page_20_Number"><text:span text:style-name="MT4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103748</meta:initial-creator>
    <meta:creation-date>2012-09-13T12:43:00</meta:creation-date>
    <dc:date>2018-11-26T10:33:06.603179435</dc:date>
    <meta:print-date>2011-12-12T12:04:00</meta:print-date>
    <meta:editing-cycles>19</meta:editing-cycles>
    <meta:editing-duration>PT2H19M29S</meta:editing-duration>
    <meta:generator>LibreOffice/6.0.6.2$Linux_X86_64 LibreOffice_project/00m0$Build-2</meta:generator>
    <meta:document-statistic meta:table-count="1" meta:image-count="1" meta:object-count="0" meta:page-count="3" meta:paragraph-count="133" meta:word-count="455" meta:character-count="2683" meta:non-whitespace-character-count="2347"/>
  </office:meta>
</office:document-meta>
</file>